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text-properties style:font-name="Arial1" fo:language="es" fo:country="ES"/>
    </style:style>
    <style:style style:name="P22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22101" officeooo:paragraph-rsid="03a2210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4a668" officeooo:paragraph-rsid="03a4a668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2b8de" officeooo:paragraph-rsid="03b2b8de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4807d" officeooo:paragraph-rsid="03b4807d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6582e" officeooo:paragraph-rsid="03b6582e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7fe0c" officeooo:paragraph-rsid="03b7fe0c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96b0a" officeooo:paragraph-rsid="03b96b0a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98b01" officeooo:paragraph-rsid="03b98b01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c18b5" officeooo:paragraph-rsid="03bc18b5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2d962" officeooo:paragraph-rsid="03a2d962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d4c57" officeooo:paragraph-rsid="03ad4c57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2b8de" officeooo:paragraph-rsid="03b2b8de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4807d" officeooo:paragraph-rsid="03b4807d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98b01" officeooo:paragraph-rsid="03b98b01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c18b5" officeooo:paragraph-rsid="03bc18b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46" style:family="paragraph" style:parent-style-name="Standard">
      <style:text-properties fo:language="es" fo:country="ES" officeooo:paragraph-rsid="027a4109"/>
    </style:style>
    <style:style style:name="P4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5c486e" officeooo:paragraph-rsid="035c486e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4c836" officeooo:paragraph-rsid="03a4c836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50ea7" officeooo:paragraph-rsid="03a50ea7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2b8de" officeooo:paragraph-rsid="03b2b8de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4807d" officeooo:paragraph-rsid="03b4807d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6582e" officeooo:paragraph-rsid="03b6582e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7fe0c" officeooo:paragraph-rsid="03b7fe0c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96b0a" officeooo:paragraph-rsid="03b96b0a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98b01" officeooo:paragraph-rsid="03b98b01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c18b5" officeooo:paragraph-rsid="03bc18b5" fo:background-color="transparent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6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cc0b6" officeooo:paragraph-rsid="03bcc0b6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d4c57" officeooo:paragraph-rsid="03ad4c57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2d962" officeooo:paragraph-rsid="03a2d96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3bcc0b6" officeooo:paragraph-rsid="03bcc0b6" style:font-size-asian="12pt" style:font-weight-asian="bold" style:font-name-complex="Arial2" style:font-size-complex="12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cc0b6" officeooo:paragraph-rsid="03bcc0b6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22101" officeooo:paragraph-rsid="03a22101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4a668" officeooo:paragraph-rsid="03a4a668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cc0b6" officeooo:paragraph-rsid="03bcc0b6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4c836" officeooo:paragraph-rsid="03a4c836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50ea7" officeooo:paragraph-rsid="03a50ea7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b0501b"/>
    </style:style>
    <style:style style:name="T7" style:family="text">
      <style:text-properties officeooo:rsid="03be10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emana <text:s/><text:span text:style-name="T6">01-12-2022 – 15-12-2022</text:span></text:p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A1" office:value-type="string">
            <text:p text:style-name="P15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6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5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A1" office:value-type="string">
            <text:p text:style-name="P15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1">
          <table:table-cell table:style-name="Tabla2.A1" office:value-type="string">
            <text:p text:style-name="P15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A1" office:value-type="string">
            <text:p text:style-name="P15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1"/>
      <text:p text:style-name="P22"/>
      <text:p text:style-name="P14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6"/>
          </table:table-cell>
          <table:table-cell table:style-name="Tabla3.A1" office:value-type="string">
            <text:p text:style-name="P36">Fecha</text:p>
          </table:table-cell>
          <table:table-cell table:style-name="Tabla3.A1" office:value-type="string">
            <text:p text:style-name="P36">Hora de inicio</text:p>
          </table:table-cell>
          <table:table-cell table:style-name="Tabla3.A1" office:value-type="string">
            <text:p text:style-name="P36">Hora de finalización</text:p>
          </table:table-cell>
          <table:table-cell table:style-name="Tabla3.A1" office:value-type="string">
            <text:p text:style-name="P36">Horas totales</text:p>
          </table:table-cell>
          <table:table-cell table:style-name="Tabla3.A1" office:value-type="string">
            <text:p text:style-name="P37">Horas acumuladas </text:p>
          </table:table-cell>
          <table:table-cell table:style-name="Tabla3.G1" office:value-type="string">
            <text:p text:style-name="P38">Resumen de actividades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9">07/12/22</text:p>
          </table:table-cell>
          <table:table-cell table:style-name="Tabla3.A2" office:value-type="string">
            <text:p text:style-name="P29">22:00</text:p>
          </table:table-cell>
          <table:table-cell table:style-name="Tabla3.A2" office:value-type="string">
            <text:p text:style-name="P29">00:00</text:p>
          </table:table-cell>
          <table:table-cell table:style-name="Tabla3.A2" office:value-type="string">
            <text:p text:style-name="P52">2</text:p>
          </table:table-cell>
          <table:table-cell table:style-name="Tabla3.A2" office:value-type="string">
            <text:p text:style-name="P47"/>
          </table:table-cell>
          <table:table-cell table:style-name="Tabla3.G2" office:value-type="string">
            <text:p text:style-name="P41">Documentación commit <text:s/>para GitHub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9">00:00</text:p>
          </table:table-cell>
          <table:table-cell table:style-name="Tabla3.A2" office:value-type="string">
            <text:p text:style-name="P30">03:00</text:p>
          </table:table-cell>
          <table:table-cell table:style-name="Tabla3.A2" office:value-type="string">
            <text:p text:style-name="P53">3</text:p>
          </table:table-cell>
          <table:table-cell table:style-name="Tabla3.A2" office:value-type="string">
            <text:p text:style-name="P53">5</text:p>
          </table:table-cell>
          <table:table-cell table:style-name="Tabla3.G2" office:value-type="string">
            <text:p text:style-name="P42">Trabajando con el botón de selección de concepto para que mantenga su estado después de agregar una pregunta. <text:s/>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48"/>
          </table:table-cell>
          <table:table-cell table:style-name="Tabla3.A4" office:value-type="string">
            <text:p text:style-name="P48"/>
          </table:table-cell>
          <table:table-cell table:style-name="Tabla3.G4" office:value-type="string">
            <text:p text:style-name="P3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1">08/12/22</text:p>
          </table:table-cell>
          <table:table-cell table:style-name="Tabla3.A2" office:value-type="string">
            <text:p text:style-name="P31">12:00</text:p>
          </table:table-cell>
          <table:table-cell table:style-name="Tabla3.A2" office:value-type="string">
            <text:p text:style-name="P31">17:00</text:p>
          </table:table-cell>
          <table:table-cell table:style-name="Tabla3.A2" office:value-type="string">
            <text:p text:style-name="P54">5</text:p>
          </table:table-cell>
          <table:table-cell table:style-name="Tabla3.A2" office:value-type="string">
            <text:p text:style-name="P54">10</text:p>
          </table:table-cell>
          <table:table-cell table:style-name="Tabla3.G2" office:value-type="string">
            <text:p text:style-name="P43">Trabajar botón de modificar el titulo del concepto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50"/>
          </table:table-cell>
          <table:table-cell table:style-name="Tabla3.G4" office:value-type="string">
            <text:p text:style-name="P3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2">09/12/22</text:p>
          </table:table-cell>
          <table:table-cell table:style-name="Tabla3.A2" office:value-type="string">
            <text:p text:style-name="P32">09:00</text:p>
          </table:table-cell>
          <table:table-cell table:style-name="Tabla3.A2" office:value-type="string">
            <text:p text:style-name="P32">13:00</text:p>
          </table:table-cell>
          <table:table-cell table:style-name="Tabla3.A2" office:value-type="string">
            <text:p text:style-name="P55">4</text:p>
          </table:table-cell>
          <table:table-cell table:style-name="Tabla3.A2" office:value-type="string">
            <text:p text:style-name="P55">14</text:p>
          </table:table-cell>
          <table:table-cell table:style-name="Tabla3.G2" office:value-type="string">
            <text:p text:style-name="P43">Botones eliminar concepto y preguntas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3">14:00</text:p>
          </table:table-cell>
          <table:table-cell table:style-name="Tabla3.A2" office:value-type="string">
            <text:p text:style-name="P33">17:00</text:p>
          </table:table-cell>
          <table:table-cell table:style-name="Tabla3.A2" office:value-type="string">
            <text:p text:style-name="P56">3</text:p>
          </table:table-cell>
          <table:table-cell table:style-name="Tabla3.A2" office:value-type="string">
            <text:p text:style-name="P56">17</text:p>
          </table:table-cell>
          <table:table-cell table:style-name="Tabla3.G2" office:value-type="string">
            <text:p text:style-name="P43">Botones eliminar concepto y preguntas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4">19:00</text:p>
          </table:table-cell>
          <table:table-cell table:style-name="Tabla3.A2" office:value-type="string">
            <text:p text:style-name="P34">00:00</text:p>
          </table:table-cell>
          <table:table-cell table:style-name="Tabla3.A2" office:value-type="string">
            <text:p text:style-name="P57">5</text:p>
          </table:table-cell>
          <table:table-cell table:style-name="Tabla3.A2" office:value-type="string">
            <text:p text:style-name="P57">22</text:p>
          </table:table-cell>
          <table:table-cell table:style-name="Tabla3.G2" office:value-type="string">
            <text:p text:style-name="P43">Documentación commit a <text:s/>GitHub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G4" office:value-type="string">
            <text:p text:style-name="P40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5">11/12/22</text:p>
          </table:table-cell>
          <table:table-cell table:style-name="Tabla3.A2" office:value-type="string">
            <text:p text:style-name="P35">17:00</text:p>
          </table:table-cell>
          <table:table-cell table:style-name="Tabla3.A2" office:value-type="string">
            <text:p text:style-name="P35">23:00</text:p>
          </table:table-cell>
          <table:table-cell table:style-name="Tabla3.A2" office:value-type="string">
            <text:p text:style-name="P58">6</text:p>
          </table:table-cell>
          <table:table-cell table:style-name="Tabla3.A2" office:value-type="string">
            <text:p text:style-name="P58">28</text:p>
          </table:table-cell>
          <table:table-cell table:style-name="Tabla3.G2" office:value-type="string">
            <text:p text:style-name="P44">Refectorización <text:s/>para trabajar con un nuevo id en las respuestas del usuario y generar solo los récord exactos correspondientes al diagrama. Se modifica la inserción y la recuperación de estos en el código fuente. <text:s text:c="2"/>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G4" office:value-type="string">
            <text:p text:style-name="P40"/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G4" office:value-type="string">
            <text:p text:style-name="P40"/>
          </table:table-cell>
        </table:table-row>
        <text:soft-page-break/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64">13/12/22</text:p>
          </table:table-cell>
          <table:table-cell table:style-name="Tabla3.A2" office:value-type="string">
            <text:p text:style-name="P64">17:00</text:p>
          </table:table-cell>
          <table:table-cell table:style-name="Tabla3.A2" office:value-type="string">
            <text:p text:style-name="P64">19:00</text:p>
          </table:table-cell>
          <table:table-cell table:style-name="Tabla3.A2" office:value-type="string">
            <text:p text:style-name="P70">2</text:p>
          </table:table-cell>
          <table:table-cell table:style-name="Tabla3.A2" office:value-type="string">
            <text:p text:style-name="P70">30</text:p>
          </table:table-cell>
          <table:table-cell table:style-name="Tabla3.G2" office:value-type="string">
            <text:p text:style-name="P60">Barra de progreso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70"/>
          </table:table-cell>
          <table:table-cell table:style-name="Tabla3.A2" office:value-type="string">
            <text:p text:style-name="P70"/>
          </table:table-cell>
          <table:table-cell table:style-name="Tabla3.G2" office:value-type="string">
            <text:p text:style-name="P60"/>
          </table:table-cell>
        </table:table-row>
      </table:table>
      <text:p text:style-name="P7"/>
      <text:p text:style-name="P13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9">Total de horas : <text:s/></text:p>
          </table:table-cell>
          <table:table-cell table:style-name="Tabla1.B1" office:value-type="string">
            <text:p text:style-name="P63">30</text:p>
          </table:table-cell>
        </table:table-row>
        <table:table-row table:style-name="Tabla1.1">
          <table:table-cell table:style-name="Tabla1.A1" office:value-type="string">
            <text:p text:style-name="P59">Monto : </text:p>
          </table:table-cell>
          <table:table-cell table:style-name="Tabla1.B1" office:value-type="string">
            <text:p text:style-name="P63"><text:span text:style-name="T7">$</text:span>360.<text:span text:style-name="T7">00</text:span></text:p>
          </table:table-cell>
        </table:table-row>
      </table:table>
      <text:p text:style-name="P46"/>
      <text:p text:style-name="P9"/>
      <text:p text:style-name="P7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12-13T19:18:50.752000000</dc:date>
    <meta:editing-duration>P8DT14H8M20S</meta:editing-duration>
    <meta:editing-cycles>813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72" meta:word-count="185" meta:character-count="1178" meta:non-whitespace-character-count="104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